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70000009EC6D1AFE2D78F5C6E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3" style:family="paragraph" style:parent-style-name="Standard">
      <style:text-properties fo:font-size="14pt" fo:language="de" fo:country="DE" fo:font-weight="bold" style:letter-kerning="true" style:font-size-asian="14pt" style:language-asian="zh" style:country-asian="CN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font-size="26pt" fo:language="de" fo:country="DE" fo:font-weight="bold" style:font-size-asian="26pt" style:language-asian="zh" style:country-asian="CN" style:font-weight-asian="bold" style:font-size-complex="26pt" style:language-complex="ar" style:country-complex="SA"/>
    </style:style>
    <style:style style:name="P5" style:family="paragraph" style:parent-style-name="Standard">
      <style:paragraph-properties fo:margin-left="0cm" fo:margin-right="0cm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2.073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6" style:family="paragraph" style:parent-style-name="Standard" style:master-page-name="Standard">
      <style:paragraph-properties style:page-number="auto" fo:break-before="page"/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7" style:family="paragraph" style:parent-style-name="Standard" style:list-style-name="L1">
      <style:paragraph-properties fo:margin-left="0.921cm" fo:margin-right="0cm" fo:text-indent="-0.9cm" style:auto-text-indent="false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8" style:family="paragraph" style:parent-style-name="Standard" style:list-style-name="L1">
      <style:paragraph-properties fo:margin-left="0.921cm" fo:margin-right="0cm" fo:orphans="2" fo:widows="2" fo:hyphenation-ladder-count="no-limit" fo:text-indent="-0.9cm" style:auto-text-indent="false" style:text-autospace="ideograph-alpha" style:punctuation-wrap="hanging" style:line-break="strict" style:writing-mode="lr-tb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fo:margin-left="2.611cm" fo:margin-right="0cm" fo:orphans="2" fo:widows="2" fo:hyphenation-ladder-count="no-limit" fo:text-indent="-1.341cm" style:auto-text-indent="false" style:text-autospace="ideograph-alpha" style:punctuation-wrap="hanging" style:line-break="strict" style:writing-mode="lr-tb">
        <style:tab-stops>
          <style:tab-stop style:position="2.625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fo:margin-left="2.611cm" fo:margin-right="0cm" fo:orphans="2" fo:widows="2" fo:hyphenation-ladder-count="no-limit" fo:text-indent="-1.341cm" style:auto-text-indent="false" style:text-autospace="ideograph-alpha" style:punctuation-wrap="hanging" style:line-break="strict" style:writing-mode="lr-tb">
        <style:tab-stops>
          <style:tab-stop style:position="2.625cm"/>
        </style:tab-stops>
      </style:paragraph-properties>
      <style:text-properties style:use-window-font-color="true" style:font-name="Arial" fo:font-size="14pt" fo:language="de" fo:country="DE" fo:font-weight="bold" style:letter-kerning="true" style:font-name-asian="Calibri" style:font-size-asian="14pt" style:language-asian="zh" style:country-asian="CN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11" style:family="paragraph" style:parent-style-name="Standard" style:master-page-name="">
      <style:paragraph-properties fo:margin-left="2.611cm" fo:margin-right="0cm" fo:orphans="2" fo:widows="2" fo:hyphenation-ladder-count="no-limit" fo:text-indent="-1.341cm" style:auto-text-indent="false" style:page-number="auto" style:text-autospace="ideograph-alpha" style:punctuation-wrap="hanging" style:line-break="strict" style:writing-mode="lr-tb">
        <style:tab-stops>
          <style:tab-stop style:position="2.625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12" style:family="paragraph" style:parent-style-name="Standard" style:list-style-name="L1">
      <style:paragraph-properties fo:margin-left="0.023cm" fo:margin-right="0cm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13" style:family="paragraph" style:parent-style-name="Standard" style:list-style-name="L2">
      <style:paragraph-properties fo:margin-left="1.27cm" fo:margin-right="0cm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2.625cm"/>
        </style:tab-stops>
      </style:paragraph-properties>
      <style:text-properties style:use-window-font-color="true" style:font-name="Arial" fo:font-size="14pt" fo:language="de" fo:country="DE" fo:font-weight="bold" style:letter-kerning="true" style:font-name-asian="Calibri" style:font-size-asian="14pt" style:language-asian="zh" style:country-asian="CN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14" style:family="paragraph" style:parent-style-name="Standard" style:list-style-name="L3">
      <style:paragraph-properties fo:margin-left="1.27cm" fo:margin-right="0cm" fo:text-indent="0cm" style:auto-text-indent="false">
        <style:tab-stops/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15" style:family="paragraph" style:parent-style-name="Standard" style:list-style-name="L3">
      <style:paragraph-properties fo:margin-left="1.27cm" fo:margin-right="0cm" fo:text-indent="0cm" style:auto-text-indent="false">
        <style:tab-stops/>
      </style:paragraph-properties>
      <style:text-properties fo:font-size="14pt" fo:language="de" fo:country="DE" fo:font-weight="bold" style:font-size-asian="14pt" style:font-weight-asian="bold" style:font-size-complex="14pt"/>
    </style:style>
    <style:style style:name="P16" style:family="paragraph" style:parent-style-name="Standard" style:list-style-name="L3">
      <style:paragraph-properties fo:margin-left="1.27cm" fo:margin-right="0cm" fo:text-indent="0cm" style:auto-text-indent="false">
        <style:tab-stops/>
      </style:paragraph-properties>
      <style:text-properties fo:font-size="14pt" fo:language="de" fo:country="DE" fo:font-weight="bold" officeooo:paragraph-rsid="001b03c6" style:font-size-asian="14pt" style:font-weight-asian="bold" style:font-size-complex="14pt"/>
    </style:style>
    <style:style style:name="T1" style:family="text">
      <style:text-properties fo:color="#808080" fo:font-size="9pt" style:font-size-asian="9pt" style:font-size-complex="9pt"/>
    </style:style>
    <style:style style:name="T2" style:family="text">
      <style:text-properties fo:color="#808080" fo:font-size="9pt" officeooo:rsid="001b03c6" style:font-size-asian="9pt" style:font-size-complex="9pt"/>
    </style:style>
    <style:style style:name="T3" style:family="text">
      <style:text-properties fo:language="de" fo:country="DE" style:language-asian="de" style:country-asian="DE"/>
    </style:style>
    <style:style style:name="T4" style:family="text">
      <style:text-properties fo:color="#c00000" fo:font-size="9pt" fo:font-weight="bold" style:font-size-asian="9pt" style:font-weight-asian="bold" style:font-size-complex="9pt"/>
    </style:style>
    <style:style style:name="T5" style:family="text">
      <style:text-properties officeooo:rsid="0014b9f7"/>
    </style:style>
    <style:style style:name="T6" style:family="text">
      <style:text-properties officeooo:rsid="0015497e"/>
    </style:style>
    <style:style style:name="T7" style:family="text">
      <style:text-properties officeooo:rsid="0016a49c"/>
    </style:style>
    <style:style style:name="T8" style:family="text">
      <style:text-properties style:use-window-font-color="true" style:font-name="Arial" style:letter-kerning="true" style:font-name-asian="Calibri" style:font-name-complex="Arial"/>
    </style:style>
    <style:style style:name="T9" style:family="text">
      <style:text-properties officeooo:rsid="0016e29f"/>
    </style:style>
    <style:style style:name="T10" style:family="text">
      <style:text-properties officeooo:rsid="00182063"/>
    </style:style>
    <style:style style:name="T11" style:family="text">
      <style:text-properties officeooo:rsid="0018e5d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ypeScript <text:span text:style-name="T5">HTML5 Primer</text:span></text:p>
      <text:p text:style-name="P2">Dozent: Christopher Stock</text:p>
      <text:p text:style-name="P2">v.1.0</text:p>
      <text:p text:style-name="P3"><text:span text:style-name="T5">27</text:span>.0<text:span text:style-name="T5">3</text:span>.201<text:span text:style-name="T5">7</text:span></text:p>
      <text:p text:style-name="P2"/>
      <text:p text:style-name="P2"/>
      <text:p text:style-name="P2"/>
      <text:p text:style-name="P4">Agenda</text:p>
      <text:p text:style-name="P2"/>
      <text:p text:style-name="P2"/>
      <text:p text:style-name="P2"/>
      <text:list xml:id="list6179536254915449060" text:style-name="L1">
        <text:list-item>
          <text:p text:style-name="P7">Begrüßung und Kurzvorstellung</text:p>
        </text:list-item>
        <text:list-item>
          <text:p text:style-name="P7">Verwendung des Versionierungssystems GIT</text:p>
        </text:list-item>
        <text:list-item>
          <text:p text:style-name="P7">Installation und Einrichtung des TypeScript-Compilers <text:span text:style-name="T6">unter PHPStorm / WebStorm</text:span></text:p>
        </text:list-item>
        <text:list-item>
          <text:p text:style-name="P7">Entwicklung der HTML5 Game-Engine</text:p>
        </text:list-item>
      </text:list>
      <text:p text:style-name="P2"/>
      <text:p text:style-name="P11"><text:span text:style-name="T7">4.1<text:tab/></text:span>Grundlagen der Programmierung</text:p>
      <text:p text:style-name="P9"><text:span text:style-name="T7">4.2<text:tab/></text:span><text:span text:style-name="T8">Erstellen der HTML-Datei</text:span></text:p>
      <text:p text:style-name="P10"><text:span text:style-name="T7">4.3<text:tab/></text:span>Erstellen des JS-Einstiegpunktes</text:p>
      <text:list xml:id="list3481867551540964350" text:style-name="L2">
        <text:list-item>
          <text:list>
            <text:list-header>
              <text:p text:style-name="P13"><text:span text:style-name="T9">4.4<text:tab/></text:span>Verwendung des HTML5 Canvas Elements</text:p>
              <text:p text:style-name="P13"><text:span text:style-name="T9">4.5<text:tab/></text:span>Realisierung des Key-Systems</text:p>
              <text:p text:style-name="P13"><text:span text:style-name="T9">4.6<text:tab/></text:span>Realisierung des Haupt-Threads</text:p>
              <text:p text:style-name="P13"><text:span text:style-name="T9">4.7<text:tab/></text:span>Erstellung der <text:span text:style-name="T10">Spiel</text:span>-Engine</text:p>
              <text:p text:style-name="P13"><text:span text:style-name="T9">4.8<text:tab/></text:span>Realisierung des Image-Systems</text:p>
              <text:p text:style-name="P13"><text:span text:style-name="T9">4.9<text:tab/></text:span>Realisierung des Sound-Systems</text:p>
            </text:list-header>
          </text:list>
        </text:list-item>
      </text:list>
      <text:p text:style-name="P5"/>
      <text:list xml:id="list140430787214409" text:continue-list="list6179536254915449060" text:style-name="L1">
        <text:list-item>
          <text:p text:style-name="P8">Einbinden externer JS-Bibliotheken und Typisierung <text:line-break/>via TypeScript-Declaration-Files</text:p>
        </text:list-item>
        <text:list-item>
          <text:p text:style-name="P12">Generierung einer Dokumentation via TypeDoc</text:p>
        </text:list-item>
        <text:list-item>
          <text:p text:style-name="P12">Refactoring des Quellcodes</text:p>
        </text:list-item>
      </text:list>
      <text:p text:style-name="P2"/>
      <text:list xml:id="list7798248122085969871" text:style-name="L3">
        <text:list-item>
          <text:list>
            <text:list-header>
              <text:p text:style-name="P14"><text:span text:style-name="T11">7.1<text:tab/>K</text:span>apseln einzelner Klassen und Module</text:p>
              <text:p text:style-name="P16"><text:span text:style-name="T11">7.2<text:tab/></text:span>Zusammenfassen wiederholender Werte</text:p>
              <text:p text:style-name="P16"><text:tab/>durch die Erstellung neuer Klassen</text:p>
              <text:p text:style-name="P15"><text:span text:style-name="T11">7.3<text:tab/></text:span>Extrahieren von Lib-Klassen</text:p>
              <text:p text:style-name="P15"><text:span text:style-name="T11">7.4<text:tab/></text:span>Erstellen abstrakter Klassen und Schnittstellen</text:p>
              <text:p text:style-name="P15"><text:span text:style-name="T11">7.5<text:tab/></text:span>Einsatz von Enumerations</text:p>
            </text:list-header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DejaVu Sans" style:font-family-complex="'DejaVu Sans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" style:font-family-complex="'DejaVu Sans', 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, 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, Arial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ittleres_20_Raster_20_1_20_-_20_Akzent_20_2" style:display-name="Mittleres Raster 1 - Akzent 2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solid" draw:fill-color="#ed7304" draw:opacity="100%"/>
      <style:paragraph-properties fo:margin-top="0.106cm" fo:margin-bottom="0.106cm" loext:contextual-spacing="false" style:page-number="auto" fo:background-color="#ed7304" fo:padding-left="0.141cm" fo:padding-right="0.141cm" fo:padding-top="0.035cm" fo:padding-bottom="0.035cm" fo:border="0.51pt solid #000000">
        <style:tab-stops>
          <style:tab-stop style:position="15.984cm" style:type="right" style:leader-style="dotted" style:leader-text="."/>
        </style:tab-stops>
      </style:paragraph-properties>
      <style:text-properties fo:color="#ffffff" fo:font-weight="bold" style:letter-kerning="true" style:font-weight-asian="bold"/>
    </style:style>
    <style:style style:name="Headline_20_1" style:display-name="Headline 1" style:family="paragraph" style:parent-style-name="Standard">
      <style:text-properties fo:font-size="14pt" fo:language="zxx" fo:country="none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WW-Sprechblasentext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name-complex="Times New Roman" style:font-family-complex="'Times New Roman'" style:font-family-generic-complex="roman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line_20_2" style:display-name="Headline 2" style:family="paragraph" style:parent-style-name="Headline_20_1">
      <style:text-properties fo:font-size="13pt" style:font-size-asian="13pt" style:font-size-complex="13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_20_1" style:display-name="Head 1" style:family="paragraph" style:parent-style-name="Headline_20_1" style:class="tex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Mittleres_20_Raster_20_1_20_-_20_Akzent_20_21" style:display-name="Mittleres Raster 1 - Akzent 21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enabsatz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9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0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Absatz-Standardschriftart3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Absatz-Standardschriftart2" style:family="text"/>
    <style:style style:name="Absatz-Standardschriftart1" style:family="text"/>
    <style:style style:name="WW-Absatz-Standardschriftart111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2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ListLabel_20_1" style:display-name="ListLabel 1" style:family="text">
      <style:text-properties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Aufzählungszeichen1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Headline_20_1_20_Zchn" style:display-name="Headline 1 Zchn" style:family="text">
      <style:text-properties style:font-name="Arial" fo:font-family="Arial" style:font-family-generic="swiss" style:font-pitch="variable" fo:font-size="14pt" fo:font-weight="bold" style:letter-kerning="true" style:font-name-asian="Calibri" style:font-family-asian="Calibri" style:font-family-generic-asian="swiss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1pt"/>
    </style:style>
    <style:style style:name="Sprechblasentext_20_Zchn1" style:display-name="Sprechblasentext Zchn1" style:family="text">
      <style:text-properties style:font-name="Tahoma" fo:font-family="Tahoma" style:font-family-generic="swiss" style:font-pitch="variable" fo:font-size="8pt" style:letter-kerning="true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TML_20_Schreibmaschine" style:display-name="HTML Schreibmaschine" style:family="text">
      <style:text-properties style:font-name="Courier" fo:font-family="Courier, 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" style:font-family-complex="Courier, 'Courier New'" style:font-family-generic-complex="modern"/>
    </style:style>
    <style:style style:name="Emphasis" style:family="text">
      <style:text-properties fo:font-style="italic" style:font-style-asian="italic"/>
    </style:style>
    <style:style style:name="Headline_20_2_20_Zchn" style:display-name="Headline 2 Zchn" style:family="text">
      <style:text-properties style:font-name="Arial" fo:font-family="Arial" style:font-family-generic="swiss" style:font-pitch="variable" fo:font-size="13pt" fo:language="zxx" fo:country="none" fo:font-weight="bold" style:letter-kerning="true" style:font-name-asian="Calibri" style:font-family-asian="Calibri" style:font-family-generic-asian="swiss" style:font-pitch-asian="variable" style:font-size-asian="13pt" style:language-asian="zh" style:country-asian="CN" style:font-weight-asian="bold" style:font-name-complex="Arial" style:font-family-complex="Arial" style:font-family-generic-complex="swiss" style:font-pitch-complex="variable" style:font-size-complex="13pt"/>
    </style:style>
    <style:style style:name="Index_20_Link" style:display-name="Index Link" style:family="text"/>
    <style:style style:name="Head_20_1" style:display-name="Head 1" style:family="text" style:parent-style-name="Headline_20_1_20_Zchn">
      <style:text-properties fo:color="#ffffff" style:font-name="Arial" fo:font-family="Arial" style:font-family-generic="swiss" style:font-pitch="variable" fo:font-size="14pt" fo:language="en" fo:country="US" fo:font-weight="bold" style:letter-kerning="true" style:font-name-asian="Calibri" style:font-family-asian="Calibri" style:font-family-generic-asian="swiss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_20_2" style:display-name="Head 2" style:family="text">
      <style:text-properties style:use-window-font-color="true" style:font-name="Arial" fo:font-family="Arial" style:font-family-generic="swiss" style:font-pitch="variable" fo:font-size="12pt" fo:language="en" fo:country="US" style:letter-kerning="true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2" style:display-name="WW_CharLFO1LVL2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3" style:display-name="WW_CharLFO1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4" style:display-name="WW_CharLFO1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5" style:display-name="WW_CharLFO1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6" style:display-name="WW_CharLFO1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7" style:display-name="WW_CharLFO1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8" style:display-name="WW_CharLFO1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9" style:display-name="WW_CharLFO1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color="#808080" fo:font-size="9pt" style:font-size-asian="9pt" style:font-size-complex="9pt"/>
    </style:style>
    <style:style style:name="MT2" style:family="text">
      <style:text-properties fo:color="#808080" fo:font-size="9pt" officeooo:rsid="001b03c6" style:font-size-asian="9pt" style:font-size-complex="9pt"/>
    </style:style>
    <style:style style:name="MT3" style:family="text">
      <style:text-properties fo:language="de" fo:country="DE" style:language-asian="de" style:country-asian="DE"/>
    </style:style>
    <style:style style:name="MT4" style:family="text">
      <style:text-properties fo:color="#c00000" fo:font-size="9pt" fo:font-weight="bold" style:font-size-asian="9pt" style:font-weight-asian="bold" style:font-size-complex="9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7cm" fo:margin-bottom="0.7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7cm" fo:margin-left="0cm" fo:margin-right="0cm" fo:margin-bottom="2.018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387cm" fo:margin-bottom="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0.72cm" fo:margin-left="2.501cm" fo:margin-right="1.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17cm" fo:margin-left="0cm" fo:margin-right="0cm" fo:margin-bottom="0cm" style:dynamic-spacing="true"/>
      </style:header-style>
      <style:footer-style>
        <style:header-footer-properties fo:min-height="1.28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0cm" svg:y="0.115cm" svg:width="6.426cm" svg:height="1.808cm" draw:z-index="0"><draw:image xlink:href="Pictures/10000000000002370000009EC6D1AFE2D78F5C6E.jpg" xlink:type="simple" xlink:show="embed" xlink:actuate="onLoad"/></draw:frame></text:p>
        <text:p text:style-name="Header"/>
      </style:header>
      <style:footer>
        <text:p text:style-name="MP1"><text:span text:style-name="Absatz-Standardschriftart"><text:span text:style-name="MT1">v. 1.0<text:tab/>TypeScript </text:span></text:span><text:span text:style-name="Absatz-Standardschriftart"><text:span text:style-name="MT2">HTML5</text:span></text:span><text:span text:style-name="Absatz-Standardschriftart"><text:span text:style-name="MT1"> </text:span></text:span><text:span text:style-name="Absatz-Standardschriftart"><text:span text:style-name="MT2">P</text:span></text:span><text:span text:style-name="Absatz-Standardschriftart"><text:span text:style-name="MT1">rimer<text:tab/><text:line-break/></text:span></text:span><text:span text:style-name="Absatz-Standardschriftart"><text:span text:style-name="MT2">27</text:span></text:span><text:span text:style-name="Absatz-Standardschriftart"><text:span text:style-name="MT1">.0</text:span></text:span><text:span text:style-name="Absatz-Standardschriftart"><text:span text:style-name="MT2">3</text:span></text:span><text:span text:style-name="Absatz-Standardschriftart"><text:span text:style-name="MT1">.201</text:span></text:span><text:span text:style-name="Absatz-Standardschriftart"><text:span text:style-name="MT2">7</text:span></text:span><text:span text:style-name="Absatz-Standardschriftart"><text:span text:style-name="MT1"><text:tab/>© 201</text:span></text:span><text:span text:style-name="Absatz-Standardschriftart"><text:span text:style-name="MT2">7</text:span></text:span><text:span text:style-name="Absatz-Standardschriftart"><text:span text:style-name="MT1"> Mayflower GmbH<text:tab/>Page </text:span></text:span><text:span text:style-name="Absatz-Standardschriftart"><text:span text:style-name="MT1"><text:page-number text:select-page="current">1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  <style:master-page style:name="MP0" style:page-layout-name="Mpm4">
      <style:header>
        <text:p text:style-name="Header"><text:span text:style-name="Absatz-Standardschriftart"><text:span text:style-name="MT3"/></text:span></text:p>
        <text:p text:style-name="Header"/>
      </style:header>
      <style:footer>
        <text:p text:style-name="Footer"><text:span text:style-name="Absatz-Standardschriftart"><text:span text:style-name="MT1">v. 0.0.1<text:tab/>PHP-Certification - 01. Introduction<text:tab/></text:span></text:span><text:span text:style-name="Absatz-Standardschriftart"><text:span text:style-name="MT4">MAYFLOWER INTERNAL</text:span></text:span><text:span text:style-name="Absatz-Standardschriftart"><text:span text:style-name="MT1"><text:line-break/>15.08.2014<text:tab/>© 2014 Mayflower GmbH<text:tab/>Page </text:span></text:span><text:span text:style-name="Absatz-Standardschriftart"><text:span text:style-name="MT1"><text:page-number text:select-page="current">0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ck</meta:initial-creator>
    <meta:creation-date>2013-06-13T12:14:00</meta:creation-date>
    <dc:date>2017-03-27T14:04:28.172000000</dc:date>
    <meta:print-date>2014-06-11T23:01:00</meta:print-date>
    <meta:editing-cycles>958</meta:editing-cycles>
    <meta:editing-duration>P1DT57M58S</meta:editing-duration>
    <meta:generator>LibreOffice/5.1.6.2$Windows_X86_64 LibreOffice_project/07ac168c60a517dba0f0d7bc7540f5afa45f0909</meta:generator>
    <meta:document-statistic meta:table-count="0" meta:image-count="1" meta:object-count="0" meta:page-count="1" meta:paragraph-count="29" meta:word-count="149" meta:character-count="1126" meta:non-whitespace-character-count="10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